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e.getAge( ITestBean prox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owPointcutTests.test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ne.set( ITestBean prox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.nomatch( ITestBean prox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owPointcutTests.test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rolFlowPointcutTests.testSelective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rolFlowPointcutTests.testEqualsAnd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